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CC000003AC2A2B88AC55ADE5A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pitch="variable"/>
    <style:font-face style:name="Retro Computer" svg:font-family="'Retro Compute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81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 style:writing-mode="lr-tb"/>
      <style:text-properties fo:color="#dddddd" loext:opacity="100%" style:font-name="Retro Computer" fo:font-size="24pt" fo:font-style="normal" style:text-underline-style="none" fo:font-weight="bold" style:font-size-asian="24pt" style:font-weight-asian="bold" style:font-size-complex="24pt" style:font-weight-complex="bold"/>
    </style:style>
    <style:style style:name="T1" style:family="text">
      <style:text-properties fo:color="#dddddd" loext:opacity="100%" style:font-name="Retro Computer" fo:font-size="26pt" fo:font-style="normal" style:text-underline-style="none" fo:font-weight="bold" style:font-size-asian="26pt" style:font-weight-asian="bold" style:font-size-complex="26pt" style:font-weight-complex="bold"/>
    </style:style>
    <style:style style:name="T2" style:family="text">
      <style:text-properties fo:color="#333333" loext:opacity="100%" style:font-name="Retro Computer" fo:font-size="26pt" fo:font-style="normal" style:text-underline-style="none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328cm" svg:height="8.669cm" svg:x="0.105cm" svg:y="4.463cm">
          <draw:image xlink:href="Pictures/10000201000004CC000003AC2A2B88AC55ADE5A0.png" xlink:type="simple" xlink:show="embed" xlink:actuate="onLoad" draw:mime-type="image/png">
            <text:p/>
          </draw:image>
        </draw:frame>
        <draw:frame draw:style-name="gr2" draw:text-style-name="P3" draw:layer="layout" svg:width="7.146cm" svg:height="2.731cm" svg:x="7.5cm" svg:y="9.519cm">
          <draw:text-box>
            <text:p text:style-name="P2"><text:span text:style-name="T1"><text:s text:c="4"/></text:span><text:span text:style-name="T1">8 BIT</text:span></text:p>
            <text:p text:style-name="P2"><text:span text:style-name="T1">SUBASTAS</text:span></text:p>
          </draw:text-box>
        </draw:frame>
        <draw:frame draw:style-name="gr1" draw:text-style-name="P1" draw:layer="layout" svg:width="11.328cm" svg:height="8.669cm" svg:x="0.209cm" svg:y="13.331cm">
          <draw:image xlink:href="Pictures/10000201000004CC000003AC2A2B88AC55ADE5A0.png" xlink:type="simple" xlink:show="embed" xlink:actuate="onLoad" draw:mime-type="image/png">
            <text:p/>
          </draw:image>
        </draw:frame>
        <draw:frame draw:style-name="gr2" draw:text-style-name="P3" draw:layer="layout" svg:width="7.146cm" svg:height="2.731cm" svg:x="7.604cm" svg:y="18.387cm">
          <draw:text-box>
            <text:p text:style-name="P2"><text:span text:style-name="T1"><text:s text:c="4"/></text:span><text:span text:style-name="T2">8 BIT</text:span></text:p>
            <text:p text:style-name="P2"><text:span text:style-name="T2">SUBASTA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pitch="variable"/>
    <style:font-face style:name="Retro Computer" svg:font-family="'Retro Compute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C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05T19:25:21.251544191</meta:creation-date>
    <dc:date>2021-06-05T20:36:09.125049028</dc:date>
    <meta:editing-duration>PT23M55S</meta:editing-duration>
    <meta:editing-cycles>3</meta:editing-cycles>
    <meta:generator>LibreOffice/7.0.6.2$Linux_X86_64 LibreOffice_project/00$Build-2</meta:generator>
    <meta:document-statistic meta:object-count="4"/>
  </office:meta>
</office:document-meta>
</file>